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62cm" fo:min-width="3.533cm" fo:padding-top="0.142cm" fo:padding-bottom="0.142cm" fo:padding-left="0.267cm" fo:padding-right="0.267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1.27cm" svg:x="7.985cm" svg:y="3.413cm">
          <text:p text:style-name="P1">Lithuani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4.191cm" svg:height="1.27cm" svg:x="3.085cm" svg:y="5.414cm">
          <text:p text:style-name="P1">Pola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4.191cm" svg:height="1.27cm" svg:x="11.485cm" svg:y="7.514cm">
          <text:p text:style-name="P1">Ukra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7.985cm" svg:y1="4.048cm" svg:x2="5.18cm" svg:y2="5.414cm" draw:start-shape="id1" draw:start-glue-point="3" draw:end-shape="id2" draw:end-glue-point="0" svg:d="M7985 4048l-2805 1366" svg:viewBox="0 0 2806 1367">
          <text:p/>
        </draw:connector>
        <draw:connector draw:style-name="gr2" draw:text-style-name="P3" draw:layer="layout" draw:type="line" svg:x1="10.08cm" svg:y1="4.683cm" svg:x2="13.58cm" svg:y2="7.514cm" draw:start-shape="id1" draw:start-glue-point="2" draw:end-shape="id3" draw:end-glue-point="0" svg:d="M10080 4683l3500 2831" svg:viewBox="0 0 3501 2832">
          <text:p/>
        </draw:connector>
        <draw:line draw:style-name="gr2" draw:text-style-name="P3" draw:layer="layout" svg:x1="6.08cm" svg:y1="5.445cm" svg:x2="7.985cm" svg:y2="4.556cm">
          <text:p/>
        </draw:line>
        <draw:line draw:style-name="gr2" draw:text-style-name="P3" draw:layer="layout" svg:x1="14.589cm" svg:y1="7.477cm" svg:x2="11.16cm" svg:y2="4.683cm">
          <text:p/>
        </draw:line>
        <draw:connector draw:style-name="gr2" draw:text-style-name="P3" draw:layer="layout" draw:type="line" svg:x1="5.18cm" svg:y1="6.684cm" svg:x2="11.485cm" svg:y2="8.149cm" draw:start-shape="id2" draw:start-glue-point="2" draw:end-shape="id3" draw:end-glue-point="3" svg:d="M5180 6684l6305 1465" svg:viewBox="0 0 6306 1466">
          <text:p/>
        </draw:connector>
        <draw:line draw:style-name="gr2" draw:text-style-name="P3" draw:layer="layout" svg:x1="11.541cm" svg:y1="7.604cm" svg:x2="7.35cm" svg:y2="6.588cm">
          <text:p/>
        </draw:line>
        <draw:frame draw:style-name="gr3" draw:text-style-name="P4" draw:layer="layout" svg:width="1.734cm" svg:height="0.962cm" svg:x="5.345cm" svg:y="3.775cm">
          <draw:text-box>
            <text:p>2.49</text:p>
          </draw:text-box>
        </draw:frame>
        <draw:frame draw:style-name="gr3" draw:text-style-name="P4" draw:layer="layout" svg:width="1.383cm" svg:height="0.962cm" svg:x="9.877cm" svg:y="5.264cm">
          <draw:text-box>
            <text:p>1.2</text:p>
          </draw:text-box>
        </draw:frame>
        <draw:frame draw:style-name="gr4" draw:text-style-name="P4" draw:layer="layout" svg:width="2.413cm" svg:height="0.962cm" svg:x="7.223cm" svg:y="7.404cm">
          <draw:text-box>
            <text:p>5.18</text:p>
          </draw:text-box>
        </draw:frame>
        <draw:frame draw:style-name="gr3" draw:text-style-name="P4" draw:layer="layout" svg:width="1.734cm" svg:height="0.962cm" svg:x="7.123cm" svg:y="4.664cm">
          <draw:text-box>
            <text:p>3.93</text:p>
          </draw:text-box>
        </draw:frame>
        <draw:frame draw:style-name="gr3" draw:text-style-name="P4" draw:layer="layout" svg:width="1.734cm" svg:height="0.962cm" svg:x="8.293cm" svg:y="6.134cm">
          <draw:text-box>
            <text:p>2.75</text:p>
          </draw:text-box>
        </draw:frame>
        <draw:frame draw:style-name="gr3" draw:text-style-name="P4" draw:layer="layout" svg:width="1.734cm" svg:height="0.962cm" svg:x="12.938cm" svg:y="5.572cm">
          <draw:text-box>
            <text:p>0.34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18T03:03:20.556000000</meta:creation-date>
    <dc:date>2021-11-18T04:22:55.904000000</dc:date>
    <meta:editing-duration>PT59M14S</meta:editing-duration>
    <meta:editing-cycles>1</meta:editing-cycles>
    <meta:document-statistic meta:object-count="15"/>
    <meta:generator>LibreOffice/6.3.2.2$Windows_X86_64 LibreOffice_project/98b30e735bda24bc04ab42594c85f7fd8be07b9c</meta:generator>
  </office:meta>
</office:document-meta>
</file>